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paragraph-rsid="003496e2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389410" style:font-size-asian="12pt" style:font-size-complex="12pt"/>
    </style:style>
    <style:style style:name="P3" style:family="paragraph" style:parent-style-name="Standard">
      <style:text-properties officeooo:paragraph-rsid="004835e2"/>
    </style:style>
    <style:style style:name="P4" style:family="paragraph" style:parent-style-name="Standard">
      <style:text-properties officeooo:paragraph-rsid="00484884"/>
    </style:style>
    <style:style style:name="P5" style:family="paragraph" style:parent-style-name="Standard">
      <style:text-properties officeooo:paragraph-rsid="0052f1e4"/>
    </style:style>
    <style:style style:name="T1" style:family="text">
      <style:text-properties officeooo:rsid="0019f4b2" fo:background-color="transparent"/>
    </style:style>
    <style:style style:name="T2" style:family="text">
      <style:text-properties officeooo:rsid="001bbbcb" fo:background-color="transparent"/>
    </style:style>
    <style:style style:name="T3" style:family="text">
      <style:text-properties officeooo:rsid="001d7897" fo:background-color="transparent"/>
    </style:style>
    <style:style style:name="T4" style:family="text">
      <style:text-properties officeooo:rsid="003496e2" fo:background-color="transparent"/>
    </style:style>
    <style:style style:name="T5" style:family="text">
      <style:text-properties officeooo:rsid="003fa385" fo:background-color="transparent"/>
    </style:style>
    <style:style style:name="T6" style:family="text">
      <style:text-properties officeooo:rsid="00419e1d" fo:background-color="transparent"/>
    </style:style>
    <style:style style:name="T7" style:family="text">
      <style:text-properties officeooo:rsid="001eb499" fo:background-color="#ffff00"/>
    </style:style>
    <style:style style:name="T8" style:family="text">
      <style:text-properties officeooo:rsid="0019f4b2" fo:background-color="#ffff00"/>
    </style:style>
    <style:style style:name="T9" style:family="text">
      <style:text-properties officeooo:rsid="00419e1d" fo:background-color="#ffff00"/>
    </style:style>
    <style:style style:name="T10" style:family="text">
      <style:text-properties officeooo:rsid="0052f1e4" fo:background-color="#ffff00"/>
    </style:style>
    <style:style style:name="T11" style:family="text">
      <style:text-properties officeooo:rsid="0019f4b2"/>
    </style:style>
    <style:style style:name="T12" style:family="text">
      <style:text-properties officeooo:rsid="003496e2"/>
    </style:style>
    <style:style style:name="T13" style:family="text">
      <style:text-properties style:font-name="Times New Roman" fo:font-size="12pt" officeooo:rsid="00156525" style:font-size-asian="12pt" style:font-size-complex="12pt"/>
    </style:style>
    <style:style style:name="T14" style:family="text">
      <style:text-properties style:font-name="Times New Roman" fo:font-size="12pt" officeooo:rsid="0031c301" style:font-size-asian="12pt" style:font-size-complex="12pt"/>
    </style:style>
    <style:style style:name="T15" style:family="text">
      <style:text-properties style:font-name="Times New Roman" fo:font-size="12pt" officeooo:rsid="0033b9b3" style:font-size-asian="12pt" style:font-size-complex="12pt"/>
    </style:style>
    <style:style style:name="T16" style:family="text">
      <style:text-properties style:font-name="Times New Roman" fo:font-size="12pt" officeooo:rsid="003496e2" style:font-size-asian="12pt" style:font-size-complex="12pt"/>
    </style:style>
    <style:style style:name="T17" style:family="text">
      <style:text-properties style:font-name="Times New Roman" fo:font-size="12pt" officeooo:rsid="0039c10c" style:font-size-asian="12pt" style:font-size-complex="12pt"/>
    </style:style>
    <style:style style:name="T18" style:family="text">
      <style:text-properties style:font-name="Times New Roman" fo:font-size="12pt" officeooo:rsid="003b7f59" style:font-size-asian="12pt" style:font-size-complex="12pt"/>
    </style:style>
    <style:style style:name="T19" style:family="text">
      <style:text-properties style:font-name="Times New Roman" fo:font-size="12pt" officeooo:rsid="003c297e" style:font-size-asian="12pt" style:font-size-complex="12pt"/>
    </style:style>
    <style:style style:name="T20" style:family="text">
      <style:text-properties style:font-name="Times New Roman" fo:font-size="12pt" officeooo:rsid="00140d27" style:font-size-asian="12pt" style:font-size-complex="12pt"/>
    </style:style>
    <style:style style:name="T21" style:family="text">
      <style:text-properties style:font-name="Times New Roman" fo:font-size="12pt" officeooo:rsid="00445571" style:font-size-asian="12pt" style:font-size-complex="12pt"/>
    </style:style>
    <style:style style:name="T22" style:family="text">
      <style:text-properties style:font-name="Times New Roman" fo:font-size="12pt" officeooo:rsid="00310195" style:font-size-asian="12pt" style:font-size-complex="12pt"/>
    </style:style>
    <style:style style:name="T23" style:family="text">
      <style:text-properties style:font-name="Times New Roman" fo:font-size="12pt" officeooo:rsid="002ff819" style:font-size-asian="12pt" style:font-size-complex="12pt"/>
    </style:style>
    <style:style style:name="T24" style:family="text">
      <style:text-properties style:font-name="Times New Roman" fo:font-size="12pt" officeooo:rsid="00311b43" style:font-size-asian="12pt" style:font-size-complex="12pt"/>
    </style:style>
    <style:style style:name="T25" style:family="text">
      <style:text-properties style:font-name="Times New Roman" fo:font-size="12pt" officeooo:rsid="00484884" style:font-size-asian="12pt" style:font-size-complex="12pt"/>
    </style:style>
    <style:style style:name="T26" style:family="text">
      <style:text-properties style:font-name="Times New Roman" fo:font-size="12pt" officeooo:rsid="0054aea9" style:font-size-asian="12pt" style:font-size-complex="12pt"/>
    </style:style>
    <style:style style:name="T27" style:family="text">
      <style:text-properties style:font-name="Times New Roman" fo:font-size="12pt" officeooo:rsid="0052f1e4" style:font-size-asian="12pt" style:font-size-complex="12pt"/>
    </style:style>
    <style:style style:name="T28" style:family="text">
      <style:text-properties style:font-name="Times New Roman" fo:font-size="12pt" officeooo:rsid="00582ac1" style:font-size-asian="12pt" style:font-size-complex="12pt"/>
    </style:style>
    <style:style style:name="T29" style:family="text">
      <style:text-properties style:font-name="Times New Roman" fo:font-size="12pt" officeooo:rsid="005512a9" style:font-size-asian="12pt" style:font-size-complex="12pt"/>
    </style:style>
    <style:style style:name="T30" style:family="text">
      <style:text-properties style:font-name="Times New Roman" fo:font-size="12pt" officeooo:rsid="0056d52f" style:font-size-asian="12pt" style:font-size-complex="12pt"/>
    </style:style>
    <style:style style:name="T31" style:family="text">
      <style:text-properties style:font-name="Times New Roman" fo:font-size="12pt" fo:font-style="italic" officeooo:rsid="00445571" style:font-size-asian="12pt" style:font-style-asian="italic" style:font-size-complex="12pt" style:font-style-complex="italic"/>
    </style:style>
    <style:style style:name="T32" style:family="text">
      <style:text-properties style:font-name="Times New Roman" fo:font-size="12pt" fo:font-style="italic" officeooo:rsid="00458b85" style:font-size-asian="12pt" style:font-style-asian="italic" style:font-size-complex="12pt" style:font-style-complex="italic"/>
    </style:style>
    <style:style style:name="T33" style:family="text">
      <style:text-properties style:font-name="Times New Roman" fo:font-size="12pt" fo:font-style="normal" officeooo:rsid="00445571" style:font-size-asian="12pt" style:font-style-asian="normal" style:font-size-complex="12pt" style:font-style-complex="normal"/>
    </style:style>
    <style:style style:name="T34" style:family="text">
      <style:text-properties style:font-name="Times New Roman" fo:font-size="12pt" fo:font-style="normal" officeooo:rsid="00458b85" style:font-size-asian="12pt" style:font-style-asian="normal" style:font-size-complex="12pt" style:font-style-complex="normal"/>
    </style:style>
    <style:style style:name="T35" style:family="text">
      <style:text-properties style:font-name="Times New Roman" fo:font-size="12pt" fo:font-style="normal" officeooo:rsid="0047806e" style:font-size-asian="12pt" style:font-style-asian="normal" style:font-size-complex="12pt" style:font-style-complex="normal"/>
    </style:style>
    <style:style style:name="T36" style:family="text">
      <style:text-properties style:font-name="Times New Roman" fo:font-size="12pt" fo:font-style="normal" officeooo:rsid="004835e2" style:font-size-asian="12pt" style:font-style-asian="normal" style:font-size-complex="12pt" style:font-style-complex="normal"/>
    </style:style>
    <style:style style:name="T37" style:family="text">
      <style:text-properties style:font-name="Times New Roman" fo:font-size="12pt" fo:font-style="normal" officeooo:rsid="00140d27" style:font-size-asian="12pt" style:font-style-asian="normal" style:font-size-complex="12pt" style:font-style-complex="normal"/>
    </style:style>
    <style:style style:name="T38" style:family="text">
      <style:text-properties style:font-name="Times New Roman" fo:font-size="12pt" fo:font-style="normal" officeooo:rsid="00484884" style:font-size-asian="12pt" style:font-style-asian="normal" style:font-size-complex="12pt" style:font-style-complex="normal"/>
    </style:style>
    <style:style style:name="T39" style:family="text">
      <style:text-properties style:font-name="Times New Roman" fo:font-size="12pt" fo:font-style="normal" officeooo:rsid="004835e2" fo:background-color="#ffff00" style:font-size-asian="12pt" style:font-style-asian="normal" style:font-size-complex="12pt" style:font-style-complex="normal"/>
    </style:style>
    <style:style style:name="T40" style:family="text">
      <style:text-properties style:font-name="Times New Roman" fo:font-size="12pt" officeooo:rsid="00156525" fo:background-color="transparent" style:font-size-asian="12pt" style:font-size-complex="12pt"/>
    </style:style>
    <style:style style:name="T41" style:family="text">
      <style:text-properties style:font-name="Times New Roman" fo:font-size="12pt" officeooo:rsid="002cae44" fo:background-color="transparent" style:font-size-asian="12pt" style:font-size-complex="12pt"/>
    </style:style>
    <style:style style:name="T42" style:family="text">
      <style:text-properties style:font-name="Times New Roman" fo:font-size="12pt" officeooo:rsid="002e3faa" fo:background-color="transparent" style:font-size-asian="12pt" style:font-size-complex="12pt"/>
    </style:style>
    <style:style style:name="T43" style:family="text">
      <style:text-properties style:font-name="Times New Roman" fo:font-size="12pt" officeooo:rsid="005964fe" fo:background-color="transparent" style:font-size-asian="12pt" style:font-size-complex="12pt"/>
    </style:style>
    <style:style style:name="T44" style:family="text">
      <style:text-properties style:font-name="Times New Roman" fo:font-size="12pt" officeooo:rsid="005a9d23" fo:background-color="transparent" style:font-size-asian="12pt" style:font-size-complex="12pt"/>
    </style:style>
    <style:style style:name="T45" style:family="text">
      <style:text-properties style:font-name="Times New Roman" fo:font-size="12pt" officeooo:rsid="00156525" fo:background-color="#ffff00" style:font-size-asian="12pt" style:font-size-complex="12pt"/>
    </style:style>
    <style:style style:name="T46" style:family="text">
      <style:text-properties style:font-name="Times New Roman" fo:font-size="12pt" officeooo:rsid="002e3faa" fo:background-color="#ffff00" style:font-size-asian="12pt" style:font-size-complex="12pt"/>
    </style:style>
    <style:style style:name="T47" style:family="text">
      <style:text-properties style:font-name="Times New Roman" fo:font-size="12pt" fo:font-weight="normal" officeooo:rsid="005cd04e" fo:background-color="transparent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fo:font-weight="normal" officeooo:rsid="005e8e00" fo:background-color="transparent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fo:font-weight="normal" officeooo:rsid="005fce27" fo:background-color="transparent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fo:font-weight="normal" officeooo:rsid="00613210" fo:background-color="transparent" style:font-size-asian="12pt" style:font-weight-asian="normal" style:font-size-complex="12pt" style:font-weight-complex="normal"/>
    </style:style>
    <style:style style:name="T51" style:family="text">
      <style:text-properties officeooo:rsid="00389410"/>
    </style:style>
    <style:style style:name="T52" style:family="text">
      <style:text-properties officeooo:rsid="0039c10c"/>
    </style:style>
    <style:style style:name="T53" style:family="text">
      <style:text-properties officeooo:rsid="003b7f59"/>
    </style:style>
    <style:style style:name="T54" style:family="text">
      <style:text-properties officeooo:rsid="003c28da"/>
    </style:style>
    <style:style style:name="T55" style:family="text">
      <style:text-properties fo:font-style="italic" officeooo:rsid="004835e2" style:font-style-asian="italic" style:font-style-complex="italic"/>
    </style:style>
    <style:style style:name="T56" style:family="text">
      <style:text-properties fo:font-style="normal" officeooo:rsid="004835e2" style:font-style-asian="normal" style:font-style-complex="normal"/>
    </style:style>
    <style:style style:name="T57" style:family="text">
      <style:text-properties officeooo:rsid="004b2400"/>
    </style:style>
    <style:style style:name="T58" style:family="text">
      <style:text-properties officeooo:rsid="004cd907"/>
    </style:style>
    <style:style style:name="T59" style:family="text">
      <style:text-properties officeooo:rsid="004ead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0"><text:tab/></text:span><text:span text:style-name="T21">Hallucinogens have been used in a variety of cultures through nearly all of human history. From </text:span><text:span text:style-name="T31">soma</text:span><text:span text:style-name="T33"> in India to peyote usage in the American southwest, Lithuanian marriage receptions with </text:span><text:span text:style-name="T32">amanita muscaria</text:span><text:span text:style-name="T33"> and vodka to the spiritual healing journeys of the San Pedro curative cults high in the Andes mountains. </text:span><text:span text:style-name="T34">Some theories say the </text:span><text:span text:style-name="T35">'</text:span><text:span text:style-name="T34">witches</text:span><text:span text:style-name="T35">'</text:span><text:span text:style-name="T34"> in Medieval Europe were merely under the influence of datura, henbane, mandrake, or belladonna, </text:span><text:span text:style-name="T35">practicing pagan rites outlawed by the Christian church. </text:span><text:span text:style-name="T36">From </text:span><text:span text:style-name="T56">the southern Bushmen of Dobe, Botswana absorbing the active constituents of the plant </text:span><text:span text:style-name="T55">kwashi</text:span><text:span text:style-name="T56"> through open wounds to the northern Siberians toasting fly agaric over the fire, mind-altering substances have a presence in seemingly every human culture.</text:span><text:span text:style-name="T37"> </text:span><text:span text:style-name="T39">(L.O.L. SOURCE).</text:span></text:p>
      <text:p text:style-name="P4"><text:span text:style-name="T38"><text:tab/>It's not clear, however, what is meant by 'hallucinogen', 'psychedelic', or even mind-altering. </text:span><text:span text:style-name="T37"><text:s/></text:span><text:span text:style-name="T38">'</text:span><text:span text:style-name="T13">H</text:span><text:span text:style-name="T20">allucinogens</text:span><text:span text:style-name="T25">'</text:span><text:span text:style-name="T20"> are poorly-defined in </text:span><text:span text:style-name="T22">both </text:span><text:span text:style-name="T20">popular culture </text:span><text:span text:style-name="T22">and the laboratory</text:span><text:span text:style-name="T20">. Some </text:span><text:span text:style-name="T22">groupings</text:span><text:span text:style-name="T20"> include </text:span><text:span text:style-name="T23">tetrahydrocannabinol (</text:span><text:span text:style-name="T20">THC</text:span><text:span text:style-name="T23">)</text:span><text:span text:style-name="T20">, the active ingredient in marijuana and relatively mild, alongside toxic compounds like </text:span><text:span text:style-name="T13">datura, which produce</text:span><text:span text:style-name="T24">s</text:span><text:span text:style-name="T13"> an anticholinergic delirium</text:span><text:span text:style-name="T40"> </text:span><text:span text:style-name="T45">(Freye, 2010).</text:span><text:span text:style-name="T13"> <text:s/>It seems clear </text:span><text:span text:style-name="T14">these are different categories of drugs, but it's difficult to say where to draw </text:span><text:span text:style-name="T15">the line. </text:span></text:p>
      <text:p text:style-name="P4"><text:span text:style-name="T15"><text:tab/></text:span><text:span text:style-name="T16">The most basic definition is a</text:span><text:span text:style-name="T15"> substance inducing perceptual, somatic, and psychic changes. </text:span><text:span text:style-name="T17">They are called hallucinogens, yet only a small subset actually produce true hallucin</text:span><text:span text:style-name="T18">ations</text:span><text:span text:style-name="T17"> (</text:span><text:span text:style-name="T53">creation of visuals and sounds that do not exist or have any basis in reality</text:span><text:span text:style-name="T18">) versus sensory molding of </text:span><text:span text:style-name="T19">incoming stimuli.</text:span></text:p>
      <text:p text:style-name="P1"><text:span text:style-name="T4"><text:tab/>One subset are the hallucinogenic d</text:span><text:span text:style-name="T1">issociatives like Ketamine or </text:span><text:span text:style-name="T11">phencyclidine (PCP). </text:span><text:span text:style-name="T12">O</text:span><text:span text:style-name="T1">riginally developed as anesthetics, dissociatives are characterized by altered perception </text:span><text:span text:style-name="T5">(although not true hallucinations)</text:span><text:span text:style-name="T1"> and feelings of dissociation from the environment</text:span><text:span text:style-name="T8"> </text:span><text:span text:style-name="T9">(NIDA, Dissociatives).</text:span><text:span text:style-name="T6"> </text:span><text:span text:style-name="T1">Users </text:span><text:span text:style-name="T6">may</text:span><text:span text:style-name="T1"> experience a dreamy, carefree state with impaired judgement and heightened enjoyment, while other</text:span><text:span text:style-name="T2">s</text:span><text:span text:style-name="T1"> experience panic and highly disordered, potentially dangerous </text:span><text:span text:style-name="T2">thin</text:span><text:span text:style-name="T3">king </text:span><text:span text:style-name="T7">(Balster, Drug Discrimination Monograph, 163) </text:span><text:span text:style-name="T3">They also carry CNS depressant risks of a slowed heartbeat and breathing rate, similar to opioids.</text:span></text:p>
      <text:p text:style-name="P2"><text:span text:style-name="T51"><text:tab/>There are also deliriants, which include deadly nightshade (atropa belladonna), henbane, nutmeg, datura, mandrake, and a host of other members of the potato family. </text:span><text:span text:style-name="T52">Potent anticholinergics, deliriants induce states of fever-like confusion, </text:span><text:span text:style-name="T54">stupor, and a general inability to distinguish reality from from fantasy. </text:span><text:span text:style-name="T57">Toxic in large doses because of their activity at acetylcholine</text:span><text:span text:style-name="T58"> receptors, deliriants often produce unwanted and unpleasant effects, and often users report no need to re-engage with anticholinergics. In shamanistic settings, the extreme level of psychic break from reality can be harnessed for </text:span><text:span text:style-name="T59">more intense and overwhelming experiences. </text:span><text:span text:style-name="T10">Source meee</text:span></text:p>
      <text:p text:style-name="P5"><text:span text:style-name="T26"><text:tab/>To narrow the working definition down from </text:span><text:span text:style-name="T27">general </text:span><text:span text:style-name="T15">perceptual, somatic, and psychic changes, </text:span><text:span text:style-name="T27">hallucinogens </text:span><text:span text:style-name="T26">are </text:span><text:span text:style-name="T28">also</text:span><text:span text:style-name="T26"> non-toxic and non-addictive, do not induce stupor or narcosis, and also avoid excessive stimulation and autonomic side effects. </text:span><text:span text:style-name="T29">This distinction still fails to eliminate some compounds belonging to disocciatives, </text:span><text:span text:style-name="T30">and so hallucinogens can also be characterized</text:span><text:span text:style-name="T41"> by their </text:span><text:span text:style-name="T42">molecular </text:span><text:span text:style-name="T41">structure and binding affinity. </text:span><text:span text:style-name="T42">The classic hallucinogens bind at 5-HT (serotonin) receptors, and are recognized by animals trained to discriminate DOM (1-(2,5-dimethoxy-4-methylphenyl)-2- aminopropane), </text:span><text:span text:style-name="T44">a proven hallucinogen,</text:span><text:span text:style-name="T42"> from vehicle</text:span><text:span text:style-name="T46"> (GLENNON, 1999) </text:span><text:span text:style-name="T43">We thus are reduced </text:span><text:span text:style-name="T44">to </text:span><text:span text:style-name="T43">what are commonly called the 'classic hallucinogens'. </text:span><text:span text:style-name="T49">Even within this class, there are </text:span><text:span text:style-name="T50">two (or three chemical classes). Because they all bind at 5-HT receptors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2" svg:font-family="'Lucida Sans'" style:font-family-generic="swiss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style:contextual-spacing="false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 style:contextual-spacing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in" fo:margin-right="0in" fo:margin-top="0in" fo:margin-bottom="0.1957in" style:contextual-spacing="false" fo:text-indent="0in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1in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in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Lucida Sans" fo:font-size="16pt" fo:font-style="normal" fo:text-shadow="none" style:text-underline-style="none" fo:font-weight="normal" style:letter-kerning="true" style:font-name-asian="Lucida Sans" style:font-size-asian="16pt" style:font-style-asian="normal" style:font-weight-asian="normal" style:font-name-complex="Lucida Sans" style:font-size-complex="16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Lucida Sans" fo:font-size="16pt" fo:font-style="normal" fo:text-shadow="none" style:text-underline-style="none" fo:font-weight="normal" style:letter-kerning="true" style:font-name-asian="Lucida Sans" style:font-size-asian="16pt" style:font-style-asian="normal" style:font-weight-asian="normal" style:font-name-complex="Lucida Sans" style:font-size-complex="16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in" fo:margin-right="0in" fo:margin-top="0in" fo:margin-bottom="0.1957in" style:contextual-spacing="false" fo:text-indent="0in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1in" style:contextual-spacing="false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in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Inspiration_7e_LT_7e_Gliederung_20_1" style:display-name="Inspiration~LT~Gliederung 1" style:family="paragraph">
      <style:paragraph-properties fo:margin="100%" fo:margin-left="0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Inspiration_7e_LT_7e_Gliederung_20_2" style:display-name="Inspiration~LT~Gliederung 2" style:family="paragraph" style:parent-style-name="Inspiration_7e_LT_7e_Gliederung_20_1">
      <style:paragraph-properties fo:margin-top="0in" fo:margin-bottom="0.1575in" style:contextual-spacing="false"/>
    </style:style>
    <style:style style:name="Inspiration_7e_LT_7e_Gliederung_20_3" style:display-name="Inspiration~LT~Gliederung 3" style:family="paragraph" style:parent-style-name="Inspiration_7e_LT_7e_Gliederung_20_2">
      <style:paragraph-properties fo:margin-top="0in" fo:margin-bottom="0.1181in" style:contextual-spacing="false"/>
    </style:style>
    <style:style style:name="Inspiration_7e_LT_7e_Gliederung_20_4" style:display-name="Inspiration~LT~Gliederung 4" style:family="paragraph" style:parent-style-name="Inspiration_7e_LT_7e_Gliederung_20_3">
      <style:paragraph-properties fo:margin-top="0in" fo:margin-bottom="0.0783in" style:contextual-spacing="false"/>
    </style:style>
    <style:style style:name="Inspiration_7e_LT_7e_Gliederung_20_5" style:display-name="Inspiration~LT~Gliederung 5" style:family="paragraph" style:parent-style-name="Inspiration_7e_LT_7e_Gliederung_20_4">
      <style:paragraph-properties fo:margin-top="0in" fo:margin-bottom="0.0398in" style:contextual-spacing="false"/>
    </style:style>
    <style:style style:name="Inspiration_7e_LT_7e_Gliederung_20_6" style:display-name="Inspiration~LT~Gliederung 6" style:family="paragraph" style:parent-style-name="Inspiration_7e_LT_7e_Gliederung_20_5"/>
    <style:style style:name="Inspiration_7e_LT_7e_Gliederung_20_7" style:display-name="Inspiration~LT~Gliederung 7" style:family="paragraph" style:parent-style-name="Inspiration_7e_LT_7e_Gliederung_20_6"/>
    <style:style style:name="Inspiration_7e_LT_7e_Gliederung_20_8" style:display-name="Inspiration~LT~Gliederung 8" style:family="paragraph" style:parent-style-name="Inspiration_7e_LT_7e_Gliederung_20_7">
      <style:text-properties fo:font-size="20pt" style:font-size-asian="20pt" style:font-size-complex="20pt"/>
    </style:style>
    <style:style style:name="Inspiration_7e_LT_7e_Gliederung_20_9" style:display-name="Inspiration~LT~Gliederung 9" style:family="paragraph" style:parent-style-name="Inspiration_7e_LT_7e_Gliederung_20_8"/>
    <style:style style:name="Inspiration_7e_LT_7e_Titel" style:display-name="Inspiration~LT~Titel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Untertitel" style:display-name="Inspiration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Notizen" style:display-name="Inspiration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Inspiration_7e_LT_7e_Hintergrundobjekte" style:display-name="Inspiration~LT~Hintergrundobjekte" style:family="paragraph">
      <style:paragraph-properties style:text-autospace="none"/>
      <style:text-properties style:letter-kerning="true"/>
    </style:style>
    <style:style style:name="Inspiration_7e_LT_7e_Hintergrund" style:display-name="Inspiration~LT~Hintergrund" style:family="paragraph">
      <style:paragraph-properties style:text-autospace="none"/>
      <style:text-properties style:letter-kerning="true"/>
    </style:style>
    <style:style style:name="DNA_7e_LT_7e_Gliederung_20_1" style:display-name="DNA~LT~Gliederung 1" style:family="paragraph">
      <style:paragraph-properties fo:margin="100%" fo:margin-left="0in" fo:margin-right="0in" fo:margin-top="0in" fo:margin-bottom="0.1957in" style:contextual-spacing="false" fo:text-indent="0in" style:auto-text-indent="false" style:text-autospace="none"/>
      <style:text-properties fo:color="#050505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NA_7e_LT_7e_Gliederung_20_2" style:display-name="DNA~LT~Gliederung 2" style:family="paragraph" style:parent-style-name="DNA_7e_LT_7e_Gliederung_20_1">
      <style:paragraph-properties fo:margin-top="0in" fo:margin-bottom="0.1571in" style:contextual-spacing="false"/>
      <style:text-properties fo:font-size="28pt" style:font-size-asian="28pt" style:font-size-complex="28pt"/>
    </style:style>
    <style:style style:name="DNA_7e_LT_7e_Gliederung_20_3" style:display-name="DNA~LT~Gliederung 3" style:family="paragraph" style:parent-style-name="DNA_7e_LT_7e_Gliederung_20_2">
      <style:paragraph-properties fo:margin-top="0in" fo:margin-bottom="0.1165in" style:contextual-spacing="false"/>
      <style:text-properties fo:font-size="24pt" style:font-size-asian="24pt" style:font-size-complex="24pt"/>
    </style:style>
    <style:style style:name="DNA_7e_LT_7e_Gliederung_20_4" style:display-name="DNA~LT~Gliederung 4" style:family="paragraph" style:parent-style-name="DNA_7e_LT_7e_Gliederung_20_3">
      <style:paragraph-properties fo:margin-top="0in" fo:margin-bottom="0.078in" style:contextual-spacing="false"/>
      <style:text-properties fo:font-size="20pt" style:font-size-asian="20pt" style:font-size-complex="20pt"/>
    </style:style>
    <style:style style:name="DNA_7e_LT_7e_Gliederung_20_5" style:display-name="DNA~LT~Gliederung 5" style:family="paragraph" style:parent-style-name="DNA_7e_LT_7e_Gliederung_20_4">
      <style:paragraph-properties fo:margin-top="0in" fo:margin-bottom="0.039in" style:contextual-spacing="false"/>
    </style:style>
    <style:style style:name="DNA_7e_LT_7e_Gliederung_20_6" style:display-name="DNA~LT~Gliederung 6" style:family="paragraph" style:parent-style-name="DNA_7e_LT_7e_Gliederung_20_5"/>
    <style:style style:name="DNA_7e_LT_7e_Gliederung_20_7" style:display-name="DNA~LT~Gliederung 7" style:family="paragraph" style:parent-style-name="DNA_7e_LT_7e_Gliederung_20_6"/>
    <style:style style:name="DNA_7e_LT_7e_Gliederung_20_8" style:display-name="DNA~LT~Gliederung 8" style:family="paragraph" style:parent-style-name="DNA_7e_LT_7e_Gliederung_20_7"/>
    <style:style style:name="DNA_7e_LT_7e_Gliederung_20_9" style:display-name="DNA~LT~Gliederung 9" style:family="paragraph" style:parent-style-name="DNA_7e_LT_7e_Gliederung_20_8"/>
    <style:style style:name="DNA_7e_LT_7e_Titel" style:display-name="DNA~LT~Titel" style:family="paragraph">
      <style:paragraph-properties fo:text-align="center" style:justify-single-word="false" style:text-autospace="none"/>
      <style:text-properties fo:color="#050505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DNA_7e_LT_7e_Untertitel" style:display-name="DNA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NA_7e_LT_7e_Notizen" style:display-name="DNA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DNA_7e_LT_7e_Hintergrundobjekte" style:display-name="DNA~LT~Hintergrundobjekte" style:family="paragraph">
      <style:paragraph-properties style:text-autospace="none"/>
      <style:text-properties style:letter-kerning="true"/>
    </style:style>
    <style:style style:name="DNA_7e_LT_7e_Hintergrund" style:display-name="DNA~LT~Hintergrund" style:family="paragraph">
      <style:paragraph-properties style:text-autospace="none"/>
      <style:text-properties style:letter-kerning="true"/>
    </style:style>
    <style:style style:name="WW-Heading1" style:family="paragraph" style:parent-style-name="Standard">
      <style:paragraph-properties fo:margin-top="0.1654in" fo:margin-bottom="0.0827in" style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-Heading12" style:family="paragraph" style:parent-style-name="Standard">
      <style:paragraph-properties fo:margin-top="0.1654in" fo:margin-bottom="0.0827in" style:contextual-spacing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6T15:08:45</meta:creation-date>
    <dc:date>2012-12-10T09:24:41</dc:date>
    <meta:editing-duration>PT13H46M1S</meta:editing-duration>
    <meta:editing-cycles>60</meta:editing-cycles>
    <meta:generator>LibreOffice/3.6$MacOSX_x86 LibreOffice_project/58f22d5-270d05a-e2abed1-ea17a85-9b5702</meta:generator>
    <meta:document-statistic meta:table-count="0" meta:image-count="0" meta:object-count="0" meta:page-count="1" meta:paragraph-count="6" meta:word-count="517" meta:character-count="3673" meta:non-whitespace-character-count="3152"/>
  </office:meta>
</office:document-meta>
</file>